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.166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normal"/>
    </style:style>
    <style:style style:name="P2" style:family="paragraph" style:parent-style-name="Heading_20_1">
      <style:paragraph-properties fo:margin-left="0in" fo:margin-right="0in" fo:margin-top="0.25in" fo:margin-bottom="0.166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normal"/>
    </style:style>
    <style:style style:name="P3" style:family="paragraph" style:parent-style-name="Standard">
      <style:text-properties fo:font-size="18pt" officeooo:rsid="0004fe0c" officeooo:paragraph-rsid="0004fe0c" style:font-size-asian="15.75pt" style:font-size-complex="18pt"/>
    </style:style>
    <style:style style:name="P4" style:family="paragraph" style:parent-style-name="Standard">
      <style:text-properties fo:font-size="18pt" officeooo:rsid="0005fbd9" style:font-size-asian="15.75pt" style:font-size-complex="18pt"/>
    </style:style>
    <style:style style:name="P5" style:family="paragraph" style:parent-style-name="Standard">
      <style:text-properties fo:font-size="18pt" officeooo:rsid="0005fbd9" officeooo:paragraph-rsid="0005fbd9" style:font-size-asian="15.75pt" style:font-size-complex="18pt"/>
    </style:style>
    <style:style style:name="P6" style:family="paragraph" style:parent-style-name="Standard">
      <style:text-properties fo:font-size="18pt" officeooo:rsid="0007f50d" officeooo:paragraph-rsid="0007f50d" style:font-size-asian="15.75pt" style:font-size-complex="18pt"/>
    </style:style>
    <style:style style:name="P7" style:family="paragraph" style:parent-style-name="Standard">
      <style:text-properties fo:font-size="18pt" officeooo:rsid="0008b84c" officeooo:paragraph-rsid="0008b84c" style:font-size-asian="15.75pt" style:font-size-complex="18pt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6dd123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6dd123" loext:padding="0in" loext:border="none"/>
    </style:style>
    <style:style style:name="P12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13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</style:style>
    <style:style style:name="P14" style:family="paragraph" style:parent-style-name="Text_20_body" style:list-style-name="L2">
      <style:paragraph-properties fo:margin-top="0in" fo:margin-bottom="0in" loext:contextual-spacing="false" fo:orphans="2" fo:widows="2"/>
    </style:style>
    <style:style style:name="P15" style:family="paragraph" style:parent-style-name="Text_20_body" style:list-style-name="L1">
      <style:paragraph-properties fo:margin-top="0in" fo:margin-bottom="0.1665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3" style:family="text">
      <style:text-properties officeooo:rsid="0005fbd9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ULES</text:p>
      <text:p text:style-name="P4">1. SOFTWARE IS OPEN SOURCE CODE SOFTWARE</text:p>
      <text:p text:style-name="P4"/>
      <text:p text:style-name="P6">2. NO PURPOSE PRODUCT</text:p>
      <text:p text:style-name="P6"/>
      <text:p text:style-name="P6">3 . NOT DESIGNED FOR SHADOW SOFTWARES</text:p>
      <text:p text:style-name="P6"/>
      <text:p text:style-name="P7">4 . AMAZING FILE LIMITED BY CONTROLLED BY VISUAL <text:s text:c="6"/></text:p>
      <text:p text:style-name="P7"><text:s text:c="5"/>STUDIO</text:p>
      <text:p text:style-name="P7"/>
      <text:p text:style-name="P7">5 . THANK YOU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 LibreOffice_project/a726b36747cf2001e06b58ad5db1aa3a9a1872d6</meta:generator>
    <dc:date>2020-07-19T16:57:38.993000000</dc:date>
    <meta:editing-duration>PT3M3S</meta:editing-duration>
    <meta:editing-cycles>3</meta:editing-cycles>
    <meta:document-statistic meta:table-count="0" meta:image-count="0" meta:object-count="0" meta:page-count="1" meta:paragraph-count="7" meta:word-count="33" meta:character-count="182" meta:non-whitespace-character-count="144"/>
  </office:meta>
</office:document-meta>
</file>